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e"/>
      <style:paragraph-properties fo:line-height="133%" fo:background-color="#fffffe"/>
    </style:style>
    <style:style style:name="P2" style:family="paragraph" style:parent-style-name="Standard">
      <loext:graphic-properties draw:fill="solid" draw:fill-color="#fffffe"/>
      <style:paragraph-properties fo:line-height="133%" fo:background-color="#fffffe"/>
      <style:text-properties style:font-name="Roboto Mono" fo:font-size="9pt" style:font-name-asian="Roboto Mono1" style:font-size-asian="9pt" style:font-name-complex="Roboto Mono1" style:font-size-complex="9pt"/>
    </style:style>
    <style:style style:name="P3" style:family="paragraph" style:parent-style-name="Standard">
      <loext:graphic-properties draw:fill="solid" draw:fill-color="#fffffe"/>
      <style:paragraph-properties fo:line-height="133%" fo:background-color="#fffffe"/>
      <style:text-properties fo:color="#1155cc" style:font-name="Roboto Mono" fo:font-size="9pt" style:text-underline-style="solid" style:text-underline-width="auto" style:text-underline-color="font-color" style:font-name-asian="Roboto Mono1" style:font-size-asian="9pt" style:font-name-complex="Roboto Mono1" style:font-size-complex="9pt"/>
    </style:style>
    <style:style style:name="P4" style:family="paragraph" style:parent-style-name="Standard">
      <loext:graphic-properties draw:fill="solid" draw:fill-color="#fffffe"/>
      <style:paragraph-properties fo:line-height="133%" fo:break-before="page" fo:background-color="#fffffe"/>
    </style:style>
    <style:style style:name="P5" style:family="paragraph" style:parent-style-name="Standard" style:master-page-name="Standard">
      <loext:graphic-properties draw:fill="solid" draw:fill-color="#fffffe"/>
      <style:paragraph-properties fo:line-height="133%" style:page-number="1" fo:background-color="#fffffe"/>
    </style:style>
    <style:style style:name="T1" style:family="text">
      <style:text-properties fo:color="#1155cc" style:font-name="Roboto Mono" fo:font-size="9pt" style:text-underline-style="solid" style:text-underline-width="auto" style:text-underline-color="font-color" style:font-name-asian="Roboto Mono1" style:font-size-asian="9pt" style:font-name-complex="Roboto Mono1" style:font-size-complex="9pt"/>
    </style:style>
    <style:style style:name="T2" style:family="text">
      <style:text-properties style:font-name="Roboto Mono" fo:font-size="9pt" style:font-name-asian="Roboto Mono1" style:font-size-asian="9pt" style:font-name-complex="Roboto Mono1" style:font-size-complex="9pt"/>
    </style:style>
    <style:style style:name="T3" style:family="text">
      <style:text-properties fo:color="#0000ff" style:font-name="Roboto Mono" fo:font-size="9pt" style:font-name-asian="Roboto Mono1" style:font-size-asian="9pt" style:font-name-complex="Roboto Mono1" style:font-size-complex="9pt"/>
    </style:style>
    <style:style style:name="T4" style:family="text">
      <style:text-properties fo:color="#a31515" style:font-name="Roboto Mono" fo:font-size="9pt" style:font-name-asian="Roboto Mono1" style:font-size-asian="9pt" style:font-name-complex="Roboto Mono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s://console.cloud.google.com/functions/details/europe-west1/function-car-from-pubsub-to-base?cloudshell=false&amp;project=potent-shade-266308" text:style-name="ListLabel_20_1" text:visited-style-name="ListLabel_20_1"><text:span text:style-name="T1">function-car-from-pubsub-to-base</text:span></text:a><text:span text:style-name="T1"> </text:span></text:p>
      <text:p text:style-name="P2"/>
      <text:p text:style-name="P1"><text:span text:style-name="T3">import</text:span><text:span text:style-name="T2"> json</text:span></text:p>
      <text:p text:style-name="P1"><text:span text:style-name="T3">import</text:span><text:span text:style-name="T2"> os</text:span></text:p>
      <text:p text:style-name="P1"><text:span text:style-name="T3">import</text:span><text:span text:style-name="T2"> firebase_admin</text:span></text:p>
      <text:p text:style-name="P1"><text:span text:style-name="T3">from</text:span><text:span text:style-name="T2"> firebase_admin </text:span><text:span text:style-name="T3">import</text:span><text:span text:style-name="T2"> db</text:span></text:p>
      <text:p text:style-name="P1"><text:span text:style-name="T3">from</text:span><text:span text:style-name="T2"> firebase_admin </text:span><text:span text:style-name="T3">import</text:span><text:span text:style-name="T2"> credentials</text:span></text:p>
      <text:p text:style-name="P1"><text:span text:style-name="T3">from</text:span><text:span text:style-name="T2"> base64 </text:span><text:span text:style-name="T3">import</text:span><text:span text:style-name="T2"> b64decode</text:span></text:p>
      <text:p text:style-name="P2"/>
      <text:p text:style-name="P1"><text:span text:style-name="T3">def</text:span><text:span text:style-name="T2"> check(</text:span><text:span text:style-name="T3">dict</text:span><text:span text:style-name="T2">, key_name):</text:span></text:p>
      <text:p text:style-name="P1"><text:span text:style-name="T2"><text:s text:c="4"/></text:span><text:span text:style-name="T3">if</text:span><text:span text:style-name="T2"> key_name </text:span><text:span text:style-name="T3">in</text:span><text:span text:style-name="T2"> </text:span><text:span text:style-name="T3">dict</text:span><text:span text:style-name="T2">.keys():</text:span></text:p>
      <text:p text:style-name="P1"><text:span text:style-name="T2"><text:s text:c="8"/></text:span><text:span text:style-name="T3">return</text:span><text:span text:style-name="T2"> </text:span><text:span text:style-name="T3">True</text:span></text:p>
      <text:p text:style-name="P1"><text:span text:style-name="T2"><text:s text:c="4"/></text:span><text:span text:style-name="T3">print</text:span><text:span text:style-name="T2">(f</text:span><text:span text:style-name="T4">"{key_name} key is absent."</text:span><text:span text:style-name="T2">)</text:span></text:p>
      <text:p text:style-name="P1"><text:span text:style-name="T2"><text:s text:c="4"/></text:span><text:span text:style-name="T3">return</text:span><text:span text:style-name="T2"> </text:span><text:span text:style-name="T3">False</text:span></text:p>
      <text:p text:style-name="P2"/>
      <text:p text:style-name="P1"><text:span text:style-name="T3">def</text:span><text:span text:style-name="T2"> prepare_firebase():</text:span></text:p>
      <text:p text:style-name="P1"><text:span text:style-name="T2"><text:s text:c="4"/></text:span><text:span text:style-name="T3">if</text:span><text:span text:style-name="T2"> (</text:span><text:span text:style-name="T3">not</text:span><text:span text:style-name="T2"> </text:span><text:span text:style-name="T3">len</text:span><text:span text:style-name="T2">(firebase_admin._apps)):</text:span></text:p>
      <text:p text:style-name="P1"><text:span text:style-name="T2"><text:s text:c="8"/></text:span><text:span text:style-name="T3">print</text:span><text:span text:style-name="T2">(</text:span><text:span text:style-name="T4">"Firebase app creation is started."</text:span><text:span text:style-name="T2">)</text:span></text:p>
      <text:p text:style-name="P1"><text:span text:style-name="T2"><text:s text:c="8"/>fb_config = json.loads(b64decode(os.environ.get(</text:span><text:span text:style-name="T4">"FIREBASE_CONF"</text:span><text:span text:style-name="T2">)))</text:span></text:p>
      <text:p text:style-name="P1"><text:span text:style-name="T2"><text:s text:c="8"/>cred = credentials.Certificate(fb_config)</text:span></text:p>
      <text:p text:style-name="P1"><text:soft-page-break/><text:span text:style-name="T2"><text:s text:c="8"/>fb_url = {</text:span><text:span text:style-name="T4">"databaseURL"</text:span><text:span text:style-name="T2">: os.environ.get(</text:span><text:span text:style-name="T4">"DB_URL"</text:span><text:span text:style-name="T2">)}</text:span></text:p>
      <text:p text:style-name="P1"><text:span text:style-name="T2"><text:s text:c="8"/>firebase_admin.initialize_app(cred, fb_url)</text:span></text:p>
      <text:p text:style-name="P1"><text:span text:style-name="T2"><text:s text:c="8"/></text:span><text:span text:style-name="T3">print</text:span><text:span text:style-name="T2">(</text:span><text:span text:style-name="T4">"Firebase app is successfuly created."</text:span><text:span text:style-name="T2">)</text:span></text:p>
      <text:p text:style-name="P1"><text:span text:style-name="T2"><text:s text:c="4"/></text:span><text:span text:style-name="T3">else</text:span><text:span text:style-name="T2">:</text:span></text:p>
      <text:p text:style-name="P1"><text:span text:style-name="T2"><text:s text:c="8"/></text:span><text:span text:style-name="T3">print</text:span><text:span text:style-name="T2">(</text:span><text:span text:style-name="T4">"Firebase preparation was skipped. An app already exists."</text:span><text:span text:style-name="T2">)</text:span></text:p>
      <text:p text:style-name="P2"/>
      <text:p text:style-name="P1"><text:span text:style-name="T3">def</text:span><text:span text:style-name="T2"> add_to_firebase(</text:span><text:span text:style-name="T3">id</text:span><text:span text:style-name="T2">, path, data, sub_path):</text:span></text:p>
      <text:p text:style-name="P1"><text:span text:style-name="T2"><text:s text:c="4"/></text:span><text:span text:style-name="T3">print</text:span><text:span text:style-name="T2">(f</text:span><text:span text:style-name="T4">"Adding/updating record {id} to {path} is started."</text:span><text:span text:style-name="T2">)</text:span></text:p>
      <text:p text:style-name="P1"><text:span text:style-name="T2"><text:s text:c="4"/>ref = db.reference(path)</text:span></text:p>
      <text:p text:style-name="P1"><text:span text:style-name="T2"><text:s text:c="4"/></text:span><text:span text:style-name="T3">if</text:span><text:span text:style-name="T2"> (sub_path </text:span><text:span text:style-name="T3">is</text:span><text:span text:style-name="T2"> </text:span><text:span text:style-name="T3">not</text:span><text:span text:style-name="T2"> </text:span><text:span text:style-name="T3">None</text:span><text:span text:style-name="T2">):</text:span></text:p>
      <text:p text:style-name="P1"><text:span text:style-name="T2"><text:s text:c="8"/></text:span><text:span text:style-name="T3">for</text:span><text:span text:style-name="T2"> child_name </text:span><text:span text:style-name="T3">in</text:span><text:span text:style-name="T2"> sub_path:</text:span></text:p>
      <text:p text:style-name="P1"><text:span text:style-name="T2"><text:s text:c="12"/>ref = ref.child(child_name)</text:span></text:p>
      <text:p text:style-name="P1"><text:span text:style-name="T2"><text:s text:c="4"/>final_ref = ref.child(</text:span><text:span text:style-name="T3">id</text:span><text:span text:style-name="T2">)</text:span></text:p>
      <text:p text:style-name="P1"><text:span text:style-name="T2"><text:s text:c="4"/>final_ref.</text:span><text:span text:style-name="T3">set</text:span><text:span text:style-name="T2">(data)</text:span></text:p>
      <text:p text:style-name="P1"><text:span text:style-name="T2"><text:s text:c="4"/></text:span><text:span text:style-name="T3">print</text:span><text:span text:style-name="T2">(</text:span><text:span text:style-name="T4">"Adding/updating record is finished."</text:span><text:span text:style-name="T2">)</text:span></text:p>
      <text:p text:style-name="P2"/>
      <text:p text:style-name="P1"><text:span text:style-name="T3">def</text:span><text:span text:style-name="T2"> get_pit_data(path, data):</text:span></text:p>
      <text:p text:style-name="P1"><text:span text:style-name="T2"><text:s text:c="4"/>prepare_firebase()</text:span></text:p>
      <text:p text:style-name="P1"><text:span text:style-name="T2"><text:s text:c="4"/># get pit data</text:span></text:p>
      <text:p text:style-name="P1"><text:span text:style-name="T2"><text:s text:c="4"/>if (not check(data, "state")):</text:span></text:p>
      <text:p text:style-name="P1"><text:span text:style-name="T2"><text:s text:c="8"/>return (None, None)</text:span></text:p>
      <text:p text:style-name="P1"><text:soft-page-break/><text:span text:style-name="T2"><text:s text:c="4"/>state = data["state"]</text:span></text:p>
      <text:p text:style-name="P1"><text:span text:style-name="T2"><text:s text:c="4"/>if (not check(state, "pit")):</text:span></text:p>
      <text:p text:style-name="P1"><text:span text:style-name="T2"><text:s text:c="8"/>return (None, None)</text:span></text:p>
      <text:p text:style-name="P1"><text:span text:style-name="T2"><text:s text:c="4"/>pit = state["pit"]</text:span></text:p>
      <text:p text:style-name="P1"><text:span text:style-name="T2"><text:s text:c="4"/>if (pit == 1):#/////////////////////change back to 1</text:span></text:p>
      <text:p text:style-name="P1"><text:span text:style-name="T2"><text:s text:c="8"/>if (not check(state, "latitude")):</text:span></text:p>
      <text:p text:style-name="P1"><text:span text:style-name="T2"><text:s text:c="12"/>return (None, None)</text:span></text:p>
      <text:p text:style-name="P1"><text:span text:style-name="T2"><text:s text:c="8"/>if (not check(state, "longitude")):</text:span></text:p>
      <text:p text:style-name="P1"><text:span text:style-name="T2"><text:s text:c="12"/>return (None, None)</text:span></text:p>
      <text:p text:style-name="P1"><text:span text:style-name="T2"><text:s text:c="8"/>pit_data = {"lat": state["latitude"], "lng": state["longitude"]}</text:span></text:p>
      <text:p text:style-name="P1"><text:span text:style-name="T2"><text:s text:c="4"/>else:</text:span></text:p>
      <text:p text:style-name="P1"><text:span text:style-name="T2"><text:s text:c="8"/>return (None, None)</text:span></text:p>
      <text:p text:style-name="P1"><text:span text:style-name="T2"><text:s text:c="4"/># get id from current pit count</text:span></text:p>
      <text:p text:style-name="P1"><text:span text:style-name="T2"><text:s text:c="4"/>fd = db.reference(path).get()</text:span></text:p>
      <text:p text:style-name="P1"><text:span text:style-name="T2"><text:s text:c="4"/>print(path)</text:span></text:p>
      <text:p text:style-name="P1"><text:span text:style-name="T2"><text:s text:c="4"/>print(data)</text:span></text:p>
      <text:p text:style-name="P1"><text:span text:style-name="T2"><text:s text:c="4"/>print(fd)</text:span></text:p>
      <text:p text:style-name="P1"><text:span text:style-name="T2"><text:s text:c="4"/>if (check(fd, "last_added_id")):</text:span></text:p>
      <text:p text:style-name="P1"><text:span text:style-name="T2"><text:s text:c="8"/>id = fd["last_added_id"] + 1</text:span></text:p>
      <text:p text:style-name="P1"><text:span text:style-name="T2"><text:s text:c="4"/>else:</text:span></text:p>
      <text:p text:style-name="P1"><text:span text:style-name="T2"><text:s text:c="8"/>id = 1</text:span></text:p>
      <text:p text:style-name="P1"><text:soft-page-break/><text:span text:style-name="T2"><text:s text:c="4"/>return (id, pit_data)</text:span></text:p>
      <text:p text:style-name="P2"/>
      <text:p text:style-name="P1"><text:span text:style-name="T2">def get_sensor_data(path, data):</text:span></text:p>
      <text:p text:style-name="P1"><text:span text:style-name="T2"><text:s text:c="4"/>prepare_firebase()</text:span></text:p>
      <text:p text:style-name="P1"><text:span text:style-name="T2"><text:s text:c="4"/># get sensor data</text:span></text:p>
      <text:p text:style-name="P1"><text:span text:style-name="T2"><text:s text:c="4"/>if ((not check(data, "state")) and (not check(data, "airc_device_data")) and (not check(data, "timestp"))):</text:span></text:p>
      <text:p text:style-name="P1"><text:span text:style-name="T2"><text:s text:c="8"/>return (None, None)</text:span></text:p>
      <text:p text:style-name="P2"/>
      <text:p text:style-name="P1"><text:span text:style-name="T2"><text:s text:c="4"/>airc_device_data = data["airc_device_data"]</text:span></text:p>
      <text:p text:style-name="P1"><text:span text:style-name="T2"><text:s text:c="4"/>state = data["state"]</text:span></text:p>
      <text:p text:style-name="P2"/>
      <text:p text:style-name="P1"><text:span text:style-name="T2"><text:s text:c="4"/>if ((not check(state, "co")) and (not check(state, "co_temp")) and (not check(state, "co_hum")) and (not check(state, "co_err")) and (not check(state, "co2")) and \</text:span></text:p>
      <text:p text:style-name="P1"><text:span text:style-name="T2"><text:s text:c="4"/>(not check(state, "humidity")) and (not check(state, "no2")) and (not check(state, "no2_temp")) and (not check(state, "no2_hum")) and (not check(state, "no2_err")) and \</text:span></text:p>
      <text:p text:style-name="P1"><text:span text:style-name="T2"><text:s text:c="4"/>(not check(state, "o3")) and (not check(state, "o3_temp")) and (not check(state, "o3_hum")) and (not check(state, "o3_err")) and (not check(state, "pm10")) and \</text:span></text:p>
      <text:p text:style-name="P1"><text:span text:style-name="T2"><text:s text:c="4"/>(not check(state, "pm2_5")) and (not check(state, "so2")) and (not check(state, "so2_temp")) and (not check(state, "so2_hum")) and (not check(state, "so2_err")) and \</text:span></text:p>
      <text:p text:style-name="P1"><text:span text:style-name="T2"><text:s text:c="4"/>(not check(state, "temp_internal")) and (not check(state, "temp")) and (not check(state, "tvoc")) and (not check(state, "pressure")) and (not check(state, "hcho"))):</text:span></text:p>
      <text:p text:style-name="P1"><text:span text:style-name="T2"><text:s text:c="8"/>return (None, None)</text:span></text:p>
      <text:p text:style-name="P2"/>
      <text:p text:style-name="P1"><text:span text:style-name="T2"><text:s text:c="4"/>sensor_data={"co": state["co"], "co_temp": state["co_temp"], "co_hum": state["co_hum"], "co2": state["co2"], "hcho": state["hcho"], "humidity": state["humidity"], \</text:span></text:p>
      <text:p text:style-name="P1"><text:span text:style-name="T2"><text:s text:c="4"/>"no2": state["no2"], "no2_temp": state["no2_temp"], "no2_hum": state["no2_hum"], "o3": state["o3"], "o3_temp": state["o3_temp"], "o3_hum": state["o3_hum"], \</text:span></text:p>
      <text:p text:style-name="P1"><text:span text:style-name="T2"><text:s text:c="4"/>"pm10": state["pm10"], "pm2_5": state["pm2_5"], "pressure": state["pressure"], "so2": state["so2"], "so2_temp": state["so2_temp"], "so2_hum": state["so2_hum"], \</text:span></text:p>
      <text:p text:style-name="P1"><text:soft-page-break/><text:span text:style-name="T2"><text:s text:c="4"/>"temp_internal": state["temp_internal"], "temp": state["temp"], "tvoc": state["tvoc"], "co_err": state["co_err"], "no2_err": state["no2_err"], "o3_err": state["o3_err"], \</text:span></text:p>
      <text:p text:style-name="P1"><text:span text:style-name="T2"><text:s text:c="4"/>"so2_err": state["so2_err"]}</text:span></text:p>
      <text:p text:style-name="P1"><text:span text:style-name="T2"><text:s text:c="4"/></text:span></text:p>
      <text:p text:style-name="P1"><text:span text:style-name="T2"><text:s text:c="4"/>if (not check(airc_device_data, "id")):</text:span></text:p>
      <text:p text:style-name="P1"><text:span text:style-name="T2"><text:s text:c="7"/>return (None, None)</text:span></text:p>
      <text:p text:style-name="P2"/>
      <text:p text:style-name="P1"><text:span text:style-name="T2"><text:s text:c="4"/>finish_data={"id": airc_device_data["id"], "measurements": sensor_data, "messageDateTime": data["timestp"], "messageId": airc_device_data["message_counter"]}</text:span></text:p>
      <text:p text:style-name="P2"/>
      <text:p text:style-name="P1"><text:span text:style-name="T2"><text:s text:c="4"/># get id from current sensor count</text:span></text:p>
      <text:p text:style-name="P1"><text:span text:style-name="T2"><text:s text:c="4"/>fd = db.reference(path).get()</text:span></text:p>
      <text:p text:style-name="P1"><text:span text:style-name="T2"><text:s text:c="4"/>print(path)</text:span></text:p>
      <text:p text:style-name="P1"><text:span text:style-name="T2"><text:s text:c="4"/>print(data)</text:span></text:p>
      <text:p text:style-name="P1"><text:span text:style-name="T2"><text:s text:c="4"/>print(fd)</text:span></text:p>
      <text:p text:style-name="P1"><text:span text:style-name="T2"><text:s text:c="4"/>if (check(fd, "last_added_id")):</text:span></text:p>
      <text:p text:style-name="P1"><text:span text:style-name="T2"><text:s text:c="8"/>id = fd["last_added_id"] + 1</text:span></text:p>
      <text:p text:style-name="P1"><text:span text:style-name="T2"><text:s text:c="4"/>else:</text:span></text:p>
      <text:p text:style-name="P1"><text:span text:style-name="T2"><text:s text:c="8"/>id = 1</text:span></text:p>
      <text:p text:style-name="P1"><text:span text:style-name="T2"><text:s text:c="4"/>return (id, finish_data)</text:span></text:p>
      <text:p text:style-name="P2"/>
      <text:p text:style-name="P2"/>
      <text:p text:style-name="P1"><text:span text:style-name="T2">def add_cars_to_firebase(data):</text:span></text:p>
      <text:p text:style-name="P1"><text:soft-page-break/><text:span text:style-name="T2"><text:s text:c="4"/>prepare_firebase()</text:span></text:p>
      <text:p text:style-name="P1"><text:span text:style-name="T2"><text:s text:c="4"/>path = os.environ.get("CAR_LOCATIONS")</text:span></text:p>
      <text:p text:style-name="P1"><text:span text:style-name="T2"><text:s text:c="4"/>id = data["id"]</text:span></text:p>
      <text:p text:style-name="P1"><text:span text:style-name="T2"><text:s text:c="4"/>print("Getting cur car")</text:span></text:p>
      <text:p text:style-name="P1"><text:span text:style-name="T2"><text:s text:c="4"/>print(id)</text:span></text:p>
      <text:p text:style-name="P1"><text:span text:style-name="T2"><text:s text:c="4"/>current_car = db.reference(path).child(id).get()</text:span></text:p>
      <text:p text:style-name="P1"><text:span text:style-name="T2"><text:s text:c="4"/>print(current_car)</text:span></text:p>
      <text:p text:style-name="P1"><text:span text:style-name="T2"><text:s text:c="4"/>print(db.reference(path).get())</text:span></text:p>
      <text:p text:style-name="P1"><text:span text:style-name="T2"><text:s text:c="4"/>'''</text:span></text:p>
      <text:p text:style-name="P1"><text:span text:style-name="T2"><text:s text:c="4"/>data = process_emergency_status(data, current_car)</text:span></text:p>
      <text:p text:style-name="P1"><text:span text:style-name="T2"><text:s text:c="4"/>'''</text:span></text:p>
      <text:p text:style-name="P1"><text:span text:style-name="T2"><text:s text:c="4"/>add_to_firebase(id, path, data, None)</text:span></text:p>
      <text:p text:style-name="P2"/>
      <text:p text:style-name="P1"><text:span text:style-name="T2">def add_pits_to_firebase(data):</text:span></text:p>
      <text:p text:style-name="P1"><text:span text:style-name="T2"><text:s text:c="4"/>prepare_firebase()</text:span></text:p>
      <text:p text:style-name="P1"><text:span text:style-name="T2"><text:s text:c="4"/>print("start adding pit")</text:span></text:p>
      <text:p text:style-name="P1"><text:span text:style-name="T2"><text:s text:c="4"/>path = os.environ.get("PIT_LOCATIONS")</text:span></text:p>
      <text:p text:style-name="P1"><text:span text:style-name="T2"><text:s text:c="4"/>id, pit_data = get_pit_data(path, data)</text:span></text:p>
      <text:p text:style-name="P1"><text:span text:style-name="T2"><text:s text:c="4"/>print("PIT ID", id)#////////////print id</text:span></text:p>
      <text:p text:style-name="P1"><text:span text:style-name="T2"><text:s text:c="4"/>if (id is not None):</text:span></text:p>
      <text:p text:style-name="P1"><text:span text:style-name="T2"><text:s text:c="8"/>add_to_firebase(str(id), path, pit_data, ["data"])</text:span></text:p>
      <text:p text:style-name="P1"><text:soft-page-break/><text:span text:style-name="T2"><text:s text:c="8"/>add_to_firebase("last_added_id", path, id, None)</text:span></text:p>
      <text:p text:style-name="P1"><text:span text:style-name="T2"><text:s text:c="4"/>else:</text:span></text:p>
      <text:p text:style-name="P1"><text:span text:style-name="T2"><text:s text:c="8"/>print("There is no pits in the message.")</text:span></text:p>
      <text:p text:style-name="P2"/>
      <text:p text:style-name="P1"><text:span text:style-name="T2">def add_sensor_data_to_firebase(data):</text:span></text:p>
      <text:p text:style-name="P1"><text:span text:style-name="T2"><text:s text:c="4"/>prepare_firebase()</text:span></text:p>
      <text:p text:style-name="P1"><text:span text:style-name="T2"><text:s text:c="4"/>print("start adding sensor data")</text:span></text:p>
      <text:p text:style-name="P1"><text:span text:style-name="T2"><text:s text:c="4"/>path = os.environ.get("SENSOR_DATA")</text:span></text:p>
      <text:p text:style-name="P1"><text:span text:style-name="T2"><text:s text:c="4"/>id, sensor_data = get_sensor_data(path, data)</text:span></text:p>
      <text:p text:style-name="P1"><text:span text:style-name="T2"><text:s text:c="4"/>print("SENSOR ID", id)#////////////print id</text:span></text:p>
      <text:p text:style-name="P1"><text:span text:style-name="T2"><text:s text:c="4"/>if (id is not None):</text:span></text:p>
      <text:p text:style-name="P1"><text:span text:style-name="T2"><text:s text:c="8"/>add_to_firebase(str(id), path, sensor_data, ["data"])</text:span></text:p>
      <text:p text:style-name="P1"><text:span text:style-name="T2"><text:s text:c="8"/>add_to_firebase("last_added_id", path, id, None)</text:span></text:p>
      <text:p text:style-name="P1"><text:span text:style-name="T2"><text:s text:c="4"/>else:</text:span></text:p>
      <text:p text:style-name="P1"><text:span text:style-name="T2"><text:s text:c="8"/>print("There is no sensor data in the message.")</text:span></text:p>
      <text:p text:style-name="P2"/>
      <text:p text:style-name="P1"><text:span text:style-name="T2">def cars_pubsub(event, context):</text:span></text:p>
      <text:p text:style-name="P1"><text:span text:style-name="T2"><text:s text:c="4"/>pubsub_message = b64decode(event['data']).decode('utf-8')</text:span></text:p>
      <text:p text:style-name="P1"><text:span text:style-name="T2"><text:s text:c="4"/>#pubsub_message = event['data'].decode('utf-8')</text:span></text:p>
      <text:p text:style-name="P1"><text:span text:style-name="T2"><text:s text:c="4"/>print("The input message is decoded from utf-8.")</text:span></text:p>
      <text:p text:style-name="P1"><text:span text:style-name="T2"><text:s text:c="4"/>print(pubsub_message)</text:span></text:p>
      <text:p text:style-name="P1"><text:soft-page-break/><text:span text:style-name="T2"><text:s text:c="4"/>parsed_message = json.loads(pubsub_message)</text:span></text:p>
      <text:p text:style-name="P1"><text:span text:style-name="T2"><text:s text:c="4"/>print("The input message is parsed as JSON.")</text:span></text:p>
      <text:p text:style-name="P1"><text:span text:style-name="T2"><text:s text:c="4"/># hotfix for embedded payload</text:span></text:p>
      <text:p text:style-name="P1"><text:span text:style-name="T2"><text:s text:c="4"/>if (type(parsed_message) is list):</text:span></text:p>
      <text:p text:style-name="P1"><text:span text:style-name="T2"><text:s text:c="8"/>for record in parsed_message:</text:span></text:p>
      <text:p text:style-name="P1"><text:span text:style-name="T2"><text:s text:c="12"/>record["last_updated"] = context.timestamp</text:span></text:p>
      <text:p text:style-name="P1"><text:span text:style-name="T2"><text:s text:c="12"/>add_cars_to_firebase(record)</text:span></text:p>
      <text:p text:style-name="P1"><text:span text:style-name="T2"><text:s text:c="12"/>add_pits_to_firebase(record)</text:span></text:p>
      <text:p text:style-name="P1"><text:span text:style-name="T2"><text:s text:c="12"/>add_sensor_data_to_firebase(record)</text:span></text:p>
      <text:p text:style-name="P1"><text:span text:style-name="T2"><text:s text:c="4"/>else:</text:span></text:p>
      <text:p text:style-name="P1"><text:span text:style-name="T2"><text:s text:c="8"/>parsed_message["last_updated"] = context.timestamp</text:span></text:p>
      <text:p text:style-name="P1"><text:span text:style-name="T2"><text:s text:c="8"/>add_cars_to_firebase(parsed_message)</text:span></text:p>
      <text:p text:style-name="P1"><text:span text:style-name="T2"><text:s text:c="8"/>add_pits_to_firebase(parsed_message)</text:span></text:p>
      <text:p text:style-name="P1"><text:span text:style-name="T2"><text:s text:c="8"/>add_sensor_data_to_firebase(parsed_message)</text:span></text:p>
      <text:p text:style-name="P1"><text:span text:style-name="T2"><text:s text:c="4"/>return None</text:span></text:p>
      <text:p text:style-name="P2"/>
      <text:p text:style-name="P2"/>
      <text:p text:style-name="P2"/>
      <text:p text:style-name="P2"/>
      <text:p text:style-name="P4"><text:a xlink:type="simple" xlink:href="https://console.cloud.google.com/functions/details/us-central1/function-tl-map-embedded-py?cloudshell=false&amp;project=potent-shade-266308" text:style-name="ListLabel_20_1" text:visited-style-name="ListLabel_20_1"><text:span text:style-name="T1">function-tl-map-embedded-py</text:span></text:a><text:span text:style-name="T1"> </text:span></text:p>
      <text:p text:style-name="P3"/>
      <text:p text:style-name="P1"><text:span text:style-name="T2">import base64</text:span></text:p>
      <text:p text:style-name="P1"><text:span text:style-name="T2">import os</text:span></text:p>
      <text:p text:style-name="P1"><text:span text:style-name="T2">import firebase_admin</text:span></text:p>
      <text:p text:style-name="P1"><text:span text:style-name="T2">import json</text:span></text:p>
      <text:p text:style-name="P1"><text:span text:style-name="T2">import math</text:span></text:p>
      <text:p text:style-name="P1"><text:span text:style-name="T2">from geopy.distance import great_circle</text:span></text:p>
      <text:p text:style-name="P1"><text:span text:style-name="T2">from firebase_admin import credentials</text:span></text:p>
      <text:p text:style-name="P1"><text:span text:style-name="T2">from firebase_admin import db</text:span></text:p>
      <text:p text:style-name="P1"><text:span text:style-name="T2">from base64 import b64decode</text:span></text:p>
      <text:p text:style-name="P2"/>
      <text:p text:style-name="P1"><text:span text:style-name="T2"># TODO 1 : add more checks of return codes.</text:span></text:p>
      <text:p text:style-name="P1"><text:span text:style-name="T2"># TODO 2 : move prepare_firebase to a package.</text:span></text:p>
      <text:p text:style-name="P2"/>
      <text:p text:style-name="P1"><text:span text:style-name="T2">def prepare_firebase():</text:span></text:p>
      <text:p text:style-name="P1"><text:span text:style-name="T2"><text:s text:c="3"/>if (not len(firebase_admin._apps)):</text:span></text:p>
      <text:p text:style-name="P1"><text:span text:style-name="T2"><text:s text:c="7"/>print("Firebase app creation is started.")</text:span></text:p>
      <text:p text:style-name="P1"><text:span text:style-name="T2"><text:s text:c="7"/>fb_config = json.loads(b64decode(os.environ.get("FIREBASE_CONF")))</text:span></text:p>
      <text:p text:style-name="P1"><text:span text:style-name="T2"><text:s text:c="7"/>cred = credentials.Certificate(fb_config)</text:span></text:p>
      <text:p text:style-name="P1"><text:span text:style-name="T2"><text:s text:c="7"/>fb_url = {"databaseURL": os.environ.get("DB_URL")}</text:span></text:p>
      <text:p text:style-name="P1"><text:soft-page-break/><text:span text:style-name="T2"><text:s text:c="7"/>firebase_admin.initialize_app(cred, fb_url)</text:span></text:p>
      <text:p text:style-name="P1"><text:span text:style-name="T2"><text:s text:c="7"/>print("Firebase app is successfuly created.")</text:span></text:p>
      <text:p text:style-name="P1"><text:span text:style-name="T2"><text:s text:c="3"/>else:</text:span></text:p>
      <text:p text:style-name="P1"><text:span text:style-name="T2"><text:s text:c="7"/>print("Firebase preparation was skipped. An app already exists.")</text:span></text:p>
      <text:p text:style-name="P2"/>
      <text:p text:style-name="P1"><text:span text:style-name="T2">def update_state(path, data, id, value):</text:span></text:p>
      <text:p text:style-name="P1"><text:span text:style-name="T2"><text:s text:c="3"/>print(f"Updating state of {id} tl with value {value} is started.")</text:span></text:p>
      <text:p text:style-name="P1"><text:span text:style-name="T2"><text:s text:c="3"/>ref = db.reference(path)</text:span></text:p>
      <text:p text:style-name="P1"><text:span text:style-name="T2"><text:s text:c="3"/>tl_ref = ref.child(id)</text:span></text:p>
      <text:p text:style-name="P1"><text:span text:style-name="T2"><text:s text:c="3"/>state_ref = tl_ref.child("state")</text:span></text:p>
      <text:p text:style-name="P1"><text:span text:style-name="T2"><text:s text:c="3"/>state_ref.set(value)</text:span></text:p>
      <text:p text:style-name="P1"><text:span text:style-name="T2"><text:s text:c="3"/>print("Updating tl state is finished.")</text:span></text:p>
      <text:p text:style-name="P2"/>
      <text:p text:style-name="P1"><text:span text:style-name="T2">def check(dict, key_name):</text:span></text:p>
      <text:p text:style-name="P1"><text:span text:style-name="T2"><text:s text:c="3"/>if key_name in dict.keys():</text:span></text:p>
      <text:p text:style-name="P1"><text:span text:style-name="T2"><text:s text:c="7"/>return True</text:span></text:p>
      <text:p text:style-name="P1"><text:span text:style-name="T2"><text:s text:c="3"/>print(f"{key_name} key is absent.")</text:span></text:p>
      <text:p text:style-name="P1"><text:span text:style-name="T2"><text:s text:c="3"/>return False</text:span></text:p>
      <text:p text:style-name="P2"/>
      <text:p text:style-name="P1"><text:span text:style-name="T2">def get_gata(flag, state, event, id, str):</text:span></text:p>
      <text:p text:style-name="P1"><text:span text:style-name="T2"><text:s text:c="3"/>if (flag):</text:span></text:p>
      <text:p text:style-name="P1"><text:soft-page-break/><text:span text:style-name="T2"><text:s text:c="7"/>return state[str]</text:span></text:p>
      <text:p text:style-name="P1"><text:span text:style-name="T2"><text:s text:c="3"/>if (not check(event, "delta")):</text:span></text:p>
      <text:p text:style-name="P1"><text:span text:style-name="T2"><text:s text:c="7"/>return None</text:span></text:p>
      <text:p text:style-name="P1"><text:span text:style-name="T2"><text:s text:c="3"/>delta = event["delta"]</text:span></text:p>
      <text:p text:style-name="P1"><text:span text:style-name="T2"><text:s text:c="3"/>return result</text:span></text:p>
      <text:p text:style-name="P2"/>
      <text:p text:style-name="P1"><text:span text:style-name="T2">def distance(car, tl):</text:span></text:p>
      <text:p text:style-name="P1"><text:span text:style-name="T2"><text:s text:c="3"/>c_lon = car[0]</text:span></text:p>
      <text:p text:style-name="P1"><text:span text:style-name="T2"><text:s text:c="3"/>c_lat = car[1]</text:span></text:p>
      <text:p text:style-name="P1"><text:span text:style-name="T2"><text:s text:c="3"/>lon_str = "longitude"</text:span></text:p>
      <text:p text:style-name="P1"><text:span text:style-name="T2"><text:s text:c="3"/>lat_str = "latitude"</text:span></text:p>
      <text:p text:style-name="P1"><text:span text:style-name="T2"><text:s text:c="3"/>if (not check(tl, lon_str)):</text:span></text:p>
      <text:p text:style-name="P1"><text:span text:style-name="T2"><text:s text:c="7"/>print(f"TL has not {lon_str} field")</text:span></text:p>
      <text:p text:style-name="P1"><text:span text:style-name="T2"><text:s text:c="7"/>return -1</text:span></text:p>
      <text:p text:style-name="P1"><text:span text:style-name="T2"><text:s text:c="3"/>t_lon = tl[lon_str]</text:span></text:p>
      <text:p text:style-name="P1"><text:span text:style-name="T2"><text:s text:c="3"/>if (not check(tl, lat_str)):</text:span></text:p>
      <text:p text:style-name="P1"><text:span text:style-name="T2"><text:s text:c="7"/>print(f"TL has not {lat_str} field")</text:span></text:p>
      <text:p text:style-name="P1"><text:span text:style-name="T2"><text:s text:c="7"/>return -2</text:span></text:p>
      <text:p text:style-name="P1"><text:span text:style-name="T2"><text:s text:c="3"/>t_lat = tl[lat_str]</text:span></text:p>
      <text:p text:style-name="P1"><text:span text:style-name="T2"><text:s text:c="3"/>tl_point = (t_lat, t_lon)</text:span></text:p>
      <text:p text:style-name="P1"><text:span text:style-name="T2"><text:s text:c="3"/>car_point = (c_lat, c_lon)</text:span></text:p>
      <text:p text:style-name="P1"><text:soft-page-break/><text:span text:style-name="T2"><text:s text:c="3"/>print(f"{type(t_lat)} {type(t_lon)} {type(c_lat)} {type(c_lon)}")</text:span></text:p>
      <text:p text:style-name="P1"><text:span text:style-name="T2"><text:s text:c="3"/>print(f"Distance input: {t_lat},{t_lon}; {c_lat},{c_lon}")</text:span></text:p>
      <text:p text:style-name="P1"><text:span text:style-name="T2"><text:s text:c="3"/>dist = great_circle(tl_point, car_point).km * 1000</text:span></text:p>
      <text:p text:style-name="P1"><text:span text:style-name="T2"><text:s text:c="3"/>print(f"Distance in meters is {dist}")</text:span></text:p>
      <text:p text:style-name="P1"><text:span text:style-name="T2"><text:s text:c="3"/>return dist</text:span></text:p>
      <text:p text:style-name="P2"/>
      <text:p text:style-name="P1"><text:span text:style-name="T2">def check_and_update_tl_states(cars):</text:span></text:p>
      <text:p text:style-name="P1"><text:span text:style-name="T2"><text:s text:c="3"/>print(f"check_and_update was called with cars = {str(cars)}")</text:span></text:p>
      <text:p text:style-name="P1"><text:span text:style-name="T2"><text:s text:c="3"/>if (len(cars) &lt;= 0):</text:span></text:p>
      <text:p text:style-name="P1"><text:span text:style-name="T2"><text:s text:c="7"/>print(f"check_and_update_tl_states was called without cars.")</text:span></text:p>
      <text:p text:style-name="P1"><text:span text:style-name="T2"><text:s text:c="7"/>return {}</text:span></text:p>
      <text:p text:style-name="P1"><text:span text:style-name="T2"><text:s text:c="3"/>prepare_firebase()</text:span></text:p>
      <text:p text:style-name="P1"><text:span text:style-name="T2"><text:s text:c="3"/>path_to_trafic_lights = os.environ.get("TRAFFIC_LIGHTS")</text:span></text:p>
      <text:p text:style-name="P1"><text:span text:style-name="T2"><text:s text:c="3"/>max_distance = float(os.environ.get("MAX_DIST"))</text:span></text:p>
      <text:p text:style-name="P1"><text:span text:style-name="T2"><text:s text:c="3"/>trafic_lights = db.reference(path_to_trafic_lights).get()</text:span></text:p>
      <text:p text:style-name="P1"><text:span text:style-name="T2"><text:s text:c="3"/>print(trafic_lights)</text:span></text:p>
      <text:p text:style-name="P1"><text:span text:style-name="T2"><text:s text:c="3"/>trafic_lights_to_update = []</text:span></text:p>
      <text:p text:style-name="P1"><text:span text:style-name="T2"><text:s text:c="3"/>focused_tl = {}</text:span></text:p>
      <text:p text:style-name="P1"><text:span text:style-name="T2"><text:s text:c="3"/>for car in cars:</text:span></text:p>
      <text:p text:style-name="P1"><text:span text:style-name="T2"><text:s text:c="7"/>for id, tl in trafic_lights.items():</text:span></text:p>
      <text:p text:style-name="P1"><text:span text:style-name="T2"><text:s text:c="11"/>dist = distance(car, tl)</text:span></text:p>
      <text:p text:style-name="P1"><text:soft-page-break/><text:span text:style-name="T2"><text:s text:c="11"/>if (dist &lt; 0):</text:span></text:p>
      <text:p text:style-name="P1"><text:span text:style-name="T2"><text:s text:c="15"/>print("Something went badly in the distance calculation. RC = {dist}")</text:span></text:p>
      <text:p text:style-name="P1"><text:span text:style-name="T2"><text:s text:c="15"/>continue</text:span></text:p>
      <text:p text:style-name="P1"><text:span text:style-name="T2"><text:s text:c="11"/>if (dist &lt; max_distance):</text:span></text:p>
      <text:p text:style-name="P1"><text:span text:style-name="T2"><text:s text:c="15"/>focused_tl[id] = tl</text:span></text:p>
      <text:p text:style-name="P1"><text:span text:style-name="T2"><text:s text:c="15"/>trafic_lights_to_update.append(id)</text:span></text:p>
      <text:p text:style-name="P1"><text:span text:style-name="T2"><text:s text:c="3"/>print(f"Trafic lights to be updated = {str(trafic_lights_to_update)}")</text:span></text:p>
      <text:p text:style-name="P1"><text:span text:style-name="T2"><text:s text:c="3"/>for id in trafic_lights_to_update:</text:span></text:p>
      <text:p text:style-name="P1"><text:span text:style-name="T2"><text:s text:c="7"/>tl = trafic_lights[id]</text:span></text:p>
      <text:p text:style-name="P1"><text:span text:style-name="T2"><text:s text:c="7"/>update_state(path_to_trafic_lights, tl, id, 1)</text:span></text:p>
      <text:p text:style-name="P1"><text:span text:style-name="T2"><text:s text:c="7"/>if (id == "tl-000"):</text:span></text:p>
      <text:p text:style-name="P1"><text:span text:style-name="T2"><text:s text:c="11"/>for idd, tll in trafic_lights.items():</text:span></text:p>
      <text:p text:style-name="P1"><text:span text:style-name="T2"><text:s text:c="15"/>if (idd != "tl-000"):</text:span></text:p>
      <text:p text:style-name="P1"><text:span text:style-name="T2"><text:s text:c="19"/>update_state(path_to_trafic_lights, tll, idd, 2)</text:span></text:p>
      <text:p text:style-name="P1"><text:span text:style-name="T2"><text:s text:c="3"/>return focused_tl</text:span></text:p>
      <text:p text:style-name="P2"/>
      <text:p text:style-name="P1"><text:span text:style-name="T2">def get_by_path(data, path):</text:span></text:p>
      <text:p text:style-name="P1"><text:span text:style-name="T2"><text:s text:c="3"/>for s in path:</text:span></text:p>
      <text:p text:style-name="P1"><text:span text:style-name="T2"><text:s text:c="7"/>if (not check(data, s)):</text:span></text:p>
      <text:p text:style-name="P1"><text:span text:style-name="T2"><text:s text:c="11"/>return None</text:span></text:p>
      <text:p text:style-name="P1"><text:span text:style-name="T2"><text:s text:c="7"/>data = data[s]</text:span></text:p>
      <text:p text:style-name="P1"><text:soft-page-break/><text:span text:style-name="T2"><text:s text:c="3"/>return data</text:span></text:p>
      <text:p text:style-name="P2"/>
      <text:p text:style-name="P1"><text:span text:style-name="T2">def update_focused_tl(ftl):</text:span></text:p>
      <text:p text:style-name="P1"><text:span text:style-name="T2"><text:s text:c="3"/>print(f"Update focused trafic lights is called with {ftl}")</text:span></text:p>
      <text:p text:style-name="P1"><text:span text:style-name="T2"><text:s text:c="3"/>prepare_firebase()</text:span></text:p>
      <text:p text:style-name="P1"><text:span text:style-name="T2"><text:s text:c="3"/>path = os.environ.get("FOCUSED_TRAFFIC_LIGHTS")</text:span></text:p>
      <text:p text:style-name="P1"><text:span text:style-name="T2"><text:s text:c="3"/>ref = db.reference(path)</text:span></text:p>
      <text:p text:style-name="P1"><text:span text:style-name="T2"><text:s text:c="3"/>ref.set(ftl)</text:span></text:p>
      <text:p text:style-name="P1"><text:span text:style-name="T2"><text:s text:c="3"/>print("Updating focused trafic lights is finished.")</text:span></text:p>
      <text:p text:style-name="P2"/>
      <text:p text:style-name="P1"><text:span text:style-name="T2">def change_tl(event, context):</text:span></text:p>
      <text:p text:style-name="P1"><text:span text:style-name="T2"><text:s text:c="3"/>print(f"Function triggered by change to: {context.resource}.")</text:span></text:p>
      <text:p text:style-name="P1"><text:span text:style-name="T2"><text:s text:c="3"/>print(f"Input event is: {str(event)}")</text:span></text:p>
      <text:p text:style-name="P1"><text:span text:style-name="T2"><text:s text:c="3"/>if (not check(event, "delta")):</text:span></text:p>
      <text:p text:style-name="P1"><text:span text:style-name="T2"><text:s text:c="7"/>return None</text:span></text:p>
      <text:p text:style-name="P1"><text:span text:style-name="T2"><text:s text:c="3"/>delta = event["delta"]</text:span></text:p>
      <text:p text:style-name="P1"><text:span text:style-name="T2"><text:s text:c="3"/>lon_str = "longitude"</text:span></text:p>
      <text:p text:style-name="P1"><text:span text:style-name="T2"><text:s text:c="3"/>lat_str = "latitude"</text:span></text:p>
      <text:p text:style-name="P1"><text:span text:style-name="T2"><text:s text:c="3"/>car_list = []</text:span></text:p>
      <text:p text:style-name="P1"><text:span text:style-name="T2"><text:s text:c="3"/>for id, info in delta.items():</text:span></text:p>
      <text:p text:style-name="P1"><text:span text:style-name="T2"><text:s text:c="7"/>if (not check(info, "state")):</text:span></text:p>
      <text:p text:style-name="P1"><text:soft-page-break/><text:span text:style-name="T2"><text:s text:c="11"/>continue</text:span></text:p>
      <text:p text:style-name="P1"><text:span text:style-name="T2"><text:s text:c="7"/>state = info["state"]</text:span></text:p>
      <text:p text:style-name="P1"><text:span text:style-name="T2"><text:s text:c="7"/>siren = get_by_path(state, ["siren"])</text:span></text:p>
      <text:p text:style-name="P1"><text:span text:style-name="T2"><text:s text:c="7"/>if (siren is None):</text:span></text:p>
      <text:p text:style-name="P1"><text:span text:style-name="T2"><text:s text:c="11"/>siren = get_by_path(event, ["data", id, "state", "siren"])</text:span></text:p>
      <text:p text:style-name="P1"><text:span text:style-name="T2"><text:s text:c="7"/>if (siren is None):</text:span></text:p>
      <text:p text:style-name="P1"><text:span text:style-name="T2"><text:s text:c="11"/>print("This car has not siren field and will not has impact to the trafic lights.")</text:span></text:p>
      <text:p text:style-name="P1"><text:span text:style-name="T2"><text:s text:c="11"/>continue</text:span></text:p>
      <text:p text:style-name="P1"><text:span text:style-name="T2"><text:s text:c="7"/>if (siren == False or siren == 0):</text:span></text:p>
      <text:p text:style-name="P1"><text:span text:style-name="T2"><text:s text:c="11"/>print(f"This car has siren = {siren}. It will not has impact to the trafic lights.")</text:span></text:p>
      <text:p text:style-name="P1"><text:span text:style-name="T2"><text:s text:c="11"/>continue</text:span></text:p>
      <text:p text:style-name="P1"><text:span text:style-name="T2"><text:s text:c="7"/>lon_is_in_state = check(state, lon_str)</text:span></text:p>
      <text:p text:style-name="P1"><text:span text:style-name="T2"><text:s text:c="7"/>lat_is_in_state = check(state, lat_str)</text:span></text:p>
      <text:p text:style-name="P1"><text:span text:style-name="T2"><text:s text:c="7"/>if (not lon_is_in_state and not lat_is_in_state):</text:span></text:p>
      <text:p text:style-name="P1"><text:span text:style-name="T2"><text:s text:c="11"/>print("Stop processing of this car.")</text:span></text:p>
      <text:p text:style-name="P1"><text:span text:style-name="T2"><text:s text:c="11"/>continue</text:span></text:p>
      <text:p text:style-name="P1"><text:span text:style-name="T2"><text:s text:c="7"/>if (lon_is_in_state and lat_is_in_state):</text:span></text:p>
      <text:p text:style-name="P1"><text:span text:style-name="T2"><text:s text:c="11"/>print("Both coordinates are in delta.")</text:span></text:p>
      <text:p text:style-name="P1"><text:span text:style-name="T2"><text:s text:c="11"/>car_list.append([state[lon_str], state[lat_str]])</text:span></text:p>
      <text:p text:style-name="P1"><text:span text:style-name="T2"><text:s text:c="11"/>continue</text:span></text:p>
      <text:p text:style-name="P1"><text:span text:style-name="T2"><text:s text:c="7"/>print("Some part of coordinates has to be read from the data.")</text:span></text:p>
      <text:p text:style-name="P1"><text:soft-page-break/><text:span text:style-name="T2"><text:s text:c="7"/>if (not check(event, "data")):</text:span></text:p>
      <text:p text:style-name="P1"><text:span text:style-name="T2"><text:s text:c="11"/>continue</text:span></text:p>
      <text:p text:style-name="P1"><text:span text:style-name="T2"><text:s text:c="7"/>data = event["data"]</text:span></text:p>
      <text:p text:style-name="P1"><text:span text:style-name="T2"><text:s text:c="7"/>if (not check(data, id)):</text:span></text:p>
      <text:p text:style-name="P1"><text:span text:style-name="T2"><text:s text:c="11"/>continue</text:span></text:p>
      <text:p text:style-name="P1"><text:span text:style-name="T2"><text:s text:c="7"/>car = data[id]</text:span></text:p>
      <text:p text:style-name="P1"><text:span text:style-name="T2"><text:s text:c="7"/>if (not check(car, "state")):</text:span></text:p>
      <text:p text:style-name="P1"><text:span text:style-name="T2"><text:s text:c="11"/>continue</text:span></text:p>
      <text:p text:style-name="P1"><text:span text:style-name="T2"><text:s text:c="7"/>data_state = car["state"]</text:span></text:p>
      <text:p text:style-name="P1"><text:span text:style-name="T2"><text:s text:c="7"/>if (lon_is_in_state):</text:span></text:p>
      <text:p text:style-name="P1"><text:span text:style-name="T2"><text:s text:c="11"/>lon = state[lon_str]</text:span></text:p>
      <text:p text:style-name="P1"><text:span text:style-name="T2"><text:s text:c="7"/>else:</text:span></text:p>
      <text:p text:style-name="P1"><text:span text:style-name="T2"><text:s text:c="11"/>lon = data_state[lon_str]</text:span></text:p>
      <text:p text:style-name="P1"><text:span text:style-name="T2"><text:s text:c="7"/>if (lat_is_in_state):</text:span></text:p>
      <text:p text:style-name="P1"><text:span text:style-name="T2"><text:s text:c="11"/>lat = state[lat_str]</text:span></text:p>
      <text:p text:style-name="P1"><text:span text:style-name="T2"><text:s text:c="7"/>else:</text:span></text:p>
      <text:p text:style-name="P1"><text:span text:style-name="T2"><text:s text:c="11"/>lat = data_state[lat_str]</text:span></text:p>
      <text:p text:style-name="P1"><text:span text:style-name="T2"><text:s text:c="7"/>car_list.append([lon, lat])</text:span></text:p>
      <text:p text:style-name="P1"><text:span text:style-name="T2"><text:s text:c="3"/>focused_tl = check_and_update_tl_states(car_list)</text:span></text:p>
      <text:p text:style-name="P1"><text:span text:style-name="T2"><text:s text:c="3"/>if (len(focused_tl) &gt; 0):</text:span></text:p>
      <text:p text:style-name="P1"><text:span text:style-name="T2"><text:s text:c="7"/>update_focused_tl(focused_tl)</text:span></text:p>
      <text:p text:style-name="P1"><text:soft-page-break/><text:span text:style-name="T2"><text:s text:c="3"/>return None</text:span></text:p>
      <text:p text:style-name="P2"/>
      <text:p text:style-name="P4"><text:a xlink:type="simple" xlink:href="https://console.cloud.google.com/functions/details/europe-west1/function-update-tl-controller?cloudshell=false&amp;project=potent-shade-266308" text:style-name="ListLabel_20_1" text:visited-style-name="ListLabel_20_1"><text:span text:style-name="T1">function-update-tl-controller</text:span></text:a><text:span text:style-name="T1"> </text:span></text:p>
      <text:p text:style-name="P2"/>
      <text:p text:style-name="P1"><text:span text:style-name="T2">import base64</text:span></text:p>
      <text:p text:style-name="P1"><text:span text:style-name="T2">import os</text:span></text:p>
      <text:p text:style-name="P1"><text:span text:style-name="T2">import json</text:span></text:p>
      <text:p text:style-name="P1"><text:span text:style-name="T2">from google.oauth2 import service_account</text:span></text:p>
      <text:p text:style-name="P1"><text:span text:style-name="T2">from googleapiclient import discovery</text:span></text:p>
      <text:p text:style-name="P1"><text:span text:style-name="T2">from base64 import b64decode</text:span></text:p>
      <text:p text:style-name="P2"/>
      <text:p text:style-name="P1"><text:span text:style-name="T2">def check(dict, key_name):</text:span></text:p>
      <text:p text:style-name="P1"><text:span text:style-name="T2"><text:s text:c="3"/>if key_name in dict.keys():</text:span></text:p>
      <text:p text:style-name="P1"><text:span text:style-name="T2"><text:s text:c="7"/>return True</text:span></text:p>
      <text:p text:style-name="P1"><text:span text:style-name="T2"><text:s text:c="3"/>print(f"{key_name} key is absent.")</text:span></text:p>
      <text:p text:style-name="P1"><text:span text:style-name="T2"><text:s text:c="3"/>return False</text:span></text:p>
      <text:p text:style-name="P2"/>
      <text:p text:style-name="P1"><text:span text:style-name="T2">def get_client(service_account_json_file_path):</text:span></text:p>
      <text:p text:style-name="P1"><text:span text:style-name="T2"><text:s text:c="3"/>api_scopes = ['https://www.googleapis.com/auth/cloud-platform']</text:span></text:p>
      <text:p text:style-name="P1"><text:span text:style-name="T2"><text:s text:c="3"/>api_version = 'v1'</text:span></text:p>
      <text:p text:style-name="P1"><text:span text:style-name="T2"><text:s text:c="3"/>discovery_api = 'https://cloudiot.googleapis.com/$discovery/rest'</text:span></text:p>
      <text:p text:style-name="P1"><text:span text:style-name="T2"><text:s text:c="3"/>service_name = 'cloudiotcore'</text:span></text:p>
      <text:p text:style-name="P1"><text:span text:style-name="T2"><text:s text:c="3"/>credentials = service_account.Credentials.from_service_account_file(</text:span></text:p>
      <text:p text:style-name="P1"><text:soft-page-break/><text:span text:style-name="T2"><text:s text:c="11"/>service_account_json_file_path)</text:span></text:p>
      <text:p text:style-name="P1"><text:span text:style-name="T2"><text:s text:c="3"/>scoped_credentials = credentials.with_scopes(api_scopes)</text:span></text:p>
      <text:p text:style-name="P1"><text:span text:style-name="T2"><text:s text:c="3"/>discovery_url = '{}?version={}'.format(discovery_api, api_version)</text:span></text:p>
      <text:p text:style-name="P1"><text:span text:style-name="T2"><text:s text:c="3"/>return discovery.build(</text:span></text:p>
      <text:p text:style-name="P1"><text:span text:style-name="T2"><text:s text:c="11"/>service_name,</text:span></text:p>
      <text:p text:style-name="P1"><text:span text:style-name="T2"><text:s text:c="11"/>api_version,</text:span></text:p>
      <text:p text:style-name="P1"><text:span text:style-name="T2"><text:s text:c="11"/>discoveryServiceUrl=discovery_url,</text:span></text:p>
      <text:p text:style-name="P1"><text:span text:style-name="T2"><text:s text:c="11"/>credentials=scoped_credentials,</text:span></text:p>
      <text:p text:style-name="P1"><text:span text:style-name="T2"><text:s text:c="11"/>cache_discovery=False)</text:span></text:p>
      <text:p text:style-name="P2"/>
      <text:p text:style-name="P1"><text:span text:style-name="T2">def send_to_device(command):</text:span></text:p>
      <text:p text:style-name="P1"><text:span text:style-name="T2"><text:s text:c="3"/>print(f"Sending command {command} to device")</text:span></text:p>
      <text:p text:style-name="P1"><text:span text:style-name="T2"><text:s text:c="3"/>service_account_json = b64decode(os.environ.get("GOOGLE_APPLICATION_CREDENTIALS_JSON"))</text:span></text:p>
      <text:p text:style-name="P1"><text:span text:style-name="T2"><text:s text:c="3"/>project_id = os.environ.get("GOOGLE_CLOUD_PROJECT")</text:span></text:p>
      <text:p text:style-name="P1"><text:span text:style-name="T2"><text:s text:c="3"/>cloud_region = os.environ.get("GOOGLE_CLOUD_REGION")</text:span></text:p>
      <text:p text:style-name="P1"><text:span text:style-name="T2"><text:s text:c="3"/>registry_id = os.environ.get("GOOGLE_CLOUD_GATEWAY")</text:span></text:p>
      <text:p text:style-name="P1"><text:span text:style-name="T2"><text:s text:c="3"/>device_id = os.environ.get("GOOGLE_CLOUD_HUB")</text:span></text:p>
      <text:p text:style-name="P1"><text:span text:style-name="T2"><text:s text:c="3"/>service_account_json_file_path = os.environ.get("GOOGLE_APPLICATION_CREDENTIALS")</text:span></text:p>
      <text:p text:style-name="P1"><text:span text:style-name="T2"><text:s text:c="3"/>f = open(service_account_json_file_path, "w")</text:span></text:p>
      <text:p text:style-name="P1"><text:span text:style-name="T2"><text:s text:c="3"/>f.write(service_account_json)</text:span></text:p>
      <text:p text:style-name="P1"><text:span text:style-name="T2"><text:s text:c="3"/>os.fsync(f)</text:span></text:p>
      <text:p text:style-name="P1"><text:soft-page-break/><text:span text:style-name="T2"><text:s text:c="3"/>f.close()</text:span></text:p>
      <text:p text:style-name="P1"><text:span text:style-name="T2"><text:s text:c="3"/>client = get_client(service_account_json_file_path)</text:span></text:p>
      <text:p text:style-name="P1"><text:span text:style-name="T2"><text:s text:c="3"/>device_path = 'projects/{}/locations/{}/registries/{}/devices/{}'.format(</text:span></text:p>
      <text:p text:style-name="P1"><text:span text:style-name="T2"><text:s text:c="11"/>project_id, cloud_region, registry_id, device_id)</text:span></text:p>
      <text:p text:style-name="P1"><text:span text:style-name="T2"><text:s text:c="3"/>config_body = {</text:span></text:p>
      <text:p text:style-name="P1"><text:span text:style-name="T2"><text:s text:c="7"/>'binaryData': base64.urlsafe_b64encode(</text:span></text:p>
      <text:p text:style-name="P1"><text:span text:style-name="T2"><text:s text:c="15"/>command.encode('utf-8')).decode('ascii')}</text:span></text:p>
      <text:p text:style-name="P1"><text:span text:style-name="T2"><text:s text:c="3"/>return client.projects().locations().registries().devices(</text:span></text:p>
      <text:p text:style-name="P1"><text:span text:style-name="T2"><text:s text:c="7"/>).sendCommandToDevice(name=device_path, body=config_body).execute()</text:span></text:p>
      <text:p text:style-name="P2"/>
      <text:p text:style-name="P1"><text:span text:style-name="T2">def update_tl_controller(event, context):</text:span></text:p>
      <text:p text:style-name="P1"><text:span text:style-name="T2"><text:s text:c="3"/>print(f"Function triggered by change to: {context.resource}.")</text:span></text:p>
      <text:p text:style-name="P1"><text:span text:style-name="T2"><text:s text:c="3"/>print(f"Input event is: {str(event)}")</text:span></text:p>
      <text:p text:style-name="P1"><text:span text:style-name="T2"><text:s text:c="3"/>if (not check(event, "delta")):</text:span></text:p>
      <text:p text:style-name="P1"><text:span text:style-name="T2"><text:s text:c="7"/>return None</text:span></text:p>
      <text:p text:style-name="P1"><text:span text:style-name="T2"><text:s text:c="3"/>delta = event["delta"]</text:span></text:p>
      <text:p text:style-name="P1"><text:span text:style-name="T2"><text:s text:c="3"/>results = []</text:span></text:p>
      <text:p text:style-name="P1"><text:span text:style-name="T2"><text:s text:c="3"/>for id, info in delta.items():</text:span></text:p>
      <text:p text:style-name="P1"><text:span text:style-name="T2"><text:s text:c="7"/>if (not check(info, "state")):</text:span></text:p>
      <text:p text:style-name="P1"><text:span text:style-name="T2"><text:s text:c="11"/>continue</text:span></text:p>
      <text:p text:style-name="P1"><text:span text:style-name="T2"><text:s text:c="7"/>state = info["state"]</text:span></text:p>
      <text:p text:style-name="P1"><text:soft-page-break/><text:span text:style-name="T2"><text:s text:c="7"/>if (state == 0):</text:span></text:p>
      <text:p text:style-name="P1"><text:span text:style-name="T2"><text:s text:c="11"/>continue</text:span></text:p>
      <text:p text:style-name="P1"><text:span text:style-name="T2"><text:s text:c="7"/>message = json.dumps({"id":id,"status":state})</text:span></text:p>
      <text:p text:style-name="P1"><text:span text:style-name="T2"><text:s text:c="7"/>results.append(send_to_device(message))</text:span></text:p>
      <text:p text:style-name="P1"><text:span text:style-name="T2"><text:s text:c="3"/>return results</text:span></text:p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Roboto Mono" fo:font-family="'Roboto Mono'" style:font-family-generic="roman" style:font-pitch="variable" fo:font-size="9pt" style:text-underline-style="solid" style:text-underline-width="auto" style:text-underline-color="font-color" style:font-name-asian="Roboto Mono1" style:font-family-asian="'Roboto Mono'" style:font-family-generic-asian="system" style:font-pitch-asian="variable" style:font-size-asian="9pt" style:font-name-complex="Roboto Mono1" style:font-family-complex="'Roboto Mono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1" meta:paragraph-count="366" meta:word-count="1327" meta:character-count="14244" meta:non-whitespace-character-count="11445"/>
    <meta:generator>LibreOfficeDev/6.0.5.2$Linux_X86_64 LibreOffice_project/</meta:generator>
  </office:meta>
</office:document-meta>
</file>